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Regular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c527f" draw:textarea-horizontal-align="justify" draw:textarea-vertical-align="middle" draw:auto-grow-height="false" fo:min-height="8.774cm" fo:min-width="8.524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14cm" fo:min-width="0.988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11cm" fo:min-width="0.992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977cm" fo:min-width="4.032cm"/>
    </style:style>
    <style:style style:name="gr5" style:family="graphic" style:parent-style-name="standard">
      <style:graphic-properties draw:textarea-horizontal-align="justify" draw:textarea-vertical-align="middle" draw:auto-grow-height="false" fo:min-height="0.25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43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961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31cm" fo:min-width="0.328cm"/>
    </style:style>
    <style:style style:name="gr9" style:family="graphic" style:parent-style-name="standard">
      <style:graphic-properties draw:textarea-horizontal-align="justify" draw:textarea-vertical-align="middle" draw:auto-grow-height="false" fo:min-height="0.304cm" fo:min-width="0.537cm"/>
    </style:style>
    <style:style style:name="gr10" style:family="graphic" style:parent-style-name="standard">
      <style:graphic-properties draw:textarea-horizontal-align="justify" draw:textarea-vertical-align="middle" draw:auto-grow-height="false" fo:min-height="0.248cm" fo:min-width="0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1.295cm" fo:min-width="0.583cm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0.04cm" fo:min-width="0cm" draw:shadow="hidden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302cm" fo:min-width="1.152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4.456cm" fo:min-width="4.182cm"/>
    </style:style>
    <style:style style:name="gr16" style:family="graphic" style:parent-style-name="standard">
      <style:graphic-properties draw:fill-color="#1c527f" draw:textarea-horizontal-align="center" draw:textarea-vertical-align="middle"/>
    </style:style>
    <style:style style:name="gr17" style:family="graphic" style:parent-style-name="standard">
      <style:graphic-properties draw:fill-color="#1c527f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266cm" fo:min-width="0.205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svg:stroke-color="#ffffff" draw:fill="none" draw:textarea-horizontal-align="justify" draw:textarea-vertical-align="middle" draw:auto-grow-height="false" fo:min-height="6.369cm" fo:min-width="6.116cm"/>
    </style:style>
    <style:style style:name="gr21" style:family="graphic" style:parent-style-name="standard">
      <style:graphic-properties draw:stroke="solid" svg:stroke-width="0.106cm" svg:stroke-color="#1c527f" draw:marker-start-width="0.359cm" draw:marker-end-width="0.359cm" draw:textarea-horizontal-align="justify" draw:textarea-vertical-align="middle" draw:auto-grow-height="false" fo:min-height="1.131cm" fo:min-width="0.765cm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106cm" svg:stroke-color="#1c527f" draw:marker-start-width="0.359cm" draw:marker-end-width="0.359cm" draw:textarea-horizontal-align="center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solid" svg:stroke-width="0.106cm" svg:stroke-color="#1c527f" draw:marker-start-width="0.359cm" draw:marker-end-width="0.359cm" draw:fill-color="#ffffff" draw:opacity="100%" draw:textarea-horizontal-align="justify" draw:textarea-vertical-align="middle" draw:auto-grow-height="false" fo:min-height="1.131cm" fo:min-width="0.77cm" fo:padding-top="0.178cm" fo:padding-bottom="0.178cm" fo:padding-left="0.303cm" fo:padding-right="0.303cm"/>
    </style:style>
    <style:style style:name="gr24" style:family="graphic" style:parent-style-name="standard">
      <style:graphic-properties draw:stroke="solid" svg:stroke-width="0.106cm" svg:stroke-color="#1c527f" draw:marker-start-width="0.359cm" draw:marker-end-width="0.359cm" draw:fill-color="#ffffff" draw:opacity="100%" draw:textarea-horizontal-align="center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0.528cm" fo:min-width="2.527cm" fo:wrap-option="wrap"/>
    </style:style>
    <style:style style:name="gr26" style:family="graphic" style:parent-style-name="standard">
      <style:graphic-properties draw:stroke="none" draw:textarea-horizontal-align="justify" draw:textarea-vertical-align="middle" draw:auto-grow-height="false" fo:min-height="0.543cm" fo:min-width="0.864cm" fo:wrap-option="wrap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0.533cm" fo:min-width="0.861cm" fo:wrap-option="wrap"/>
    </style:style>
    <style:style style:name="gr28" style:family="graphic" style:parent-style-name="standard">
      <style:graphic-properties draw:textarea-horizontal-align="justify" draw:textarea-vertical-align="middle" draw:auto-grow-height="false" fo:min-height="4.448cm" fo:min-width="4.179cm"/>
    </style:style>
    <style:style style:name="gr29" style:family="graphic" style:parent-style-name="standard">
      <style:graphic-properties draw:stroke="none" draw:textarea-horizontal-align="justify" draw:textarea-vertical-align="middle" draw:auto-grow-height="false" fo:min-height="2.015cm" fo:min-width="1.625cm"/>
    </style:style>
    <style:style style:name="gr30" style:family="graphic" style:parent-style-name="standard">
      <style:graphic-properties draw:stroke="none" draw:textarea-horizontal-align="center" draw:textarea-vertical-align="middle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1.119cm" fo:min-width="0cm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108cm" fo:min-width="0cm"/>
    </style:style>
    <style:style style:name="gr33" style:family="graphic" style:parent-style-name="standard">
      <style:graphic-properties draw:stroke="none" draw:textarea-horizontal-align="justify" draw:textarea-vertical-align="middle" draw:auto-grow-height="false" fo:min-height="0.863cm" fo:min-width="1.153cm" draw:shadow="hidden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solid" svg:stroke-width="0.212cm" svg:stroke-color="#ffffff" draw:marker-start-width="0.518cm" draw:marker-end-width="0.518cm" draw:fill="none" draw:textarea-horizontal-align="justify" draw:textarea-vertical-align="middle" draw:auto-grow-height="false" fo:min-height="5.898cm" fo:min-width="5.637cm" fo:padding-top="0.231cm" fo:padding-bottom="0.231cm" fo:padding-left="0.356cm" fo:padding-right="0.356cm"/>
    </style:style>
    <style:style style:name="gr36" style:family="graphic" style:parent-style-name="standard">
      <style:graphic-properties draw:stroke="solid" svg:stroke-width="0.212cm" svg:stroke-color="#ffffff" draw:marker-start-width="0.518cm" draw:marker-end-width="0.518cm" draw:fill="none" draw:textarea-horizontal-align="justify" draw:textarea-vertical-align="middle" draw:auto-grow-height="false" fo:min-height="0.184cm" fo:min-width="0.232cm" fo:padding-top="0.231cm" fo:padding-bottom="0.231cm" fo:padding-left="0.356cm" fo:padding-right="0.356cm"/>
    </style:style>
    <style:style style:name="gr37" style:family="graphic" style:parent-style-name="standard">
      <style:graphic-properties draw:stroke="none" svg:stroke-width="0.212cm" svg:stroke-color="#ffffff" draw:marker-start-width="0.518cm" draw:marker-end-width="0.518cm" draw:fill="solid" draw:fill-color="#1c527f" draw:textarea-horizontal-align="justify" draw:textarea-vertical-align="middle" draw:auto-grow-height="false" fo:min-height="0.391cm" fo:min-width="0.534cm" fo:padding-top="0.231cm" fo:padding-bottom="0.231cm" fo:padding-left="0.356cm" fo:padding-right="0.35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045cm"/>
      <style:paragraph-properties style:writing-mode="lr-tb"/>
    </style:style>
    <style:style style:name="gr39" style:family="graphic" style:parent-style-name="standard">
      <style:graphic-properties svg:stroke-color="#ffffff" draw:fill="none" draw:textarea-horizontal-align="justify" draw:textarea-vertical-align="middle" draw:auto-grow-height="false" fo:min-height="6.369cm" fo:min-width="6.123cm"/>
    </style:style>
    <style:style style:name="gr40" style:family="graphic" style:parent-style-name="standard">
      <style:graphic-properties draw:textarea-horizontal-align="justify" draw:textarea-vertical-align="middle" draw:auto-grow-height="false" fo:min-height="3.579cm" fo:min-width="5.897cm"/>
    </style:style>
    <style:style style:name="gr41" style:family="graphic" style:parent-style-name="standard">
      <style:graphic-properties draw:stroke="none" draw:fill-color="#1c527f" draw:textarea-horizontal-align="justify" draw:textarea-vertical-align="middle" draw:auto-grow-height="false" fo:min-height="2.611cm" fo:min-width="0.609cm"/>
    </style:style>
    <style:style style:name="gr42" style:family="graphic" style:parent-style-name="standard">
      <style:graphic-properties draw:stroke="none" draw:fill-color="#1c527f" draw:textarea-horizontal-align="justify" draw:textarea-vertical-align="middle" draw:auto-grow-height="false" fo:min-height="0.41cm" fo:min-width="2.834cm"/>
    </style:style>
    <style:style style:name="gr43" style:family="graphic" style:parent-style-name="standard">
      <style:graphic-properties draw:stroke="none" draw:fill-color="#1c527f" draw:textarea-horizontal-align="justify" draw:textarea-vertical-align="middle" draw:auto-grow-height="false" fo:min-height="0.418cm" fo:min-width="2.832cm"/>
    </style:style>
    <style:style style:name="gr44" style:family="graphic" style:parent-style-name="standard">
      <style:graphic-properties draw:stroke="none" draw:fill-color="#1c527f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0.092cm" fo:min-width="0.316cm"/>
    </style:style>
    <style:style style:name="gr46" style:family="graphic" style:parent-style-name="standard">
      <style:graphic-properties draw:textarea-horizontal-align="justify" draw:textarea-vertical-align="middle" draw:auto-grow-height="false" fo:min-height="4.402cm" fo:min-width="4.159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107cm"/>
    </style:style>
    <style:style style:name="gr48" style:family="graphic" style:parent-style-name="standard">
      <style:graphic-properties draw:stroke="none" draw:fill-color="#1c527f" draw:textarea-horizontal-align="justify" draw:textarea-vertical-align="middle" draw:auto-grow-height="false" fo:min-height="0.265cm" fo:min-width="3.392cm"/>
    </style:style>
    <style:style style:name="gr49" style:family="graphic" style:parent-style-name="standard">
      <style:graphic-properties draw:stroke="none" draw:fill-color="#1c527f" draw:textarea-horizontal-align="justify" draw:textarea-vertical-align="middle" draw:auto-grow-height="false" fo:min-height="0.266cm" fo:min-width="2.18cm"/>
    </style:style>
    <style:style style:name="gr50" style:family="graphic" style:parent-style-name="standard">
      <style:graphic-properties draw:stroke="none" draw:fill-color="#1c527f" draw:textarea-horizontal-align="justify" draw:textarea-vertical-align="middle" draw:auto-grow-height="false" fo:min-height="0.706cm" fo:min-width="0.452cm" fo:wrap-option="wrap"/>
    </style:style>
    <style:style style:name="gr51" style:family="graphic" style:parent-style-name="standard">
      <style:graphic-properties draw:stroke="none" draw:fill-color="#1c527f" draw:textarea-horizontal-align="justify" draw:textarea-vertical-align="middle" draw:auto-grow-height="false" fo:min-height="0.705cm" fo:min-width="0.453cm" fo:wrap-option="wrap"/>
    </style:style>
    <style:style style:name="gr52" style:family="graphic" style:parent-style-name="standard">
      <style:graphic-properties draw:stroke="none" draw:fill-color="#1c527f" draw:textarea-horizontal-align="justify" draw:textarea-vertical-align="middle" draw:auto-grow-height="false" fo:min-height="0.705cm" fo:min-width="0.452cm" fo:wrap-option="wrap"/>
    </style:style>
    <style:style style:name="gr53" style:family="graphic" style:parent-style-name="standard">
      <style:graphic-properties draw:textarea-horizontal-align="justify" draw:textarea-vertical-align="middle" draw:auto-grow-height="false" fo:min-height="1.911cm" fo:min-width="4.214cm"/>
    </style:style>
    <style:style style:name="gr54" style:family="graphic" style:parent-style-name="standard">
      <style:graphic-properties draw:textarea-horizontal-align="justify" draw:textarea-vertical-align="middle" draw:auto-grow-height="false" fo:min-height="1.502cm" fo:min-width="3.272cm" draw:shadow="hidden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1c527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loext:graphic-properties draw:fill="solid" draw:fill-color="#1c527f"/>
      <style:paragraph-properties fo:text-align="center"/>
    </style:style>
    <style:style style:name="P10" style:family="paragraph">
      <style:paragraph-properties style:writing-mode="lr-tb"/>
      <style:text-properties fo:color="#ffffff" loext:opacity="100%" style:font-name="Noto Mono1"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font-name="Noto Mono1" fo:font-size="9pt" style:font-size-asian="9pt" style:font-size-complex="9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g>
            <draw:custom-shape draw:style-name="gr1" draw:text-style-name="P1" draw:layer="layout" svg:width="10cm" svg:height="10cm" svg:x="0.048cm" svg:y="0.0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custom-shape draw:style-name="gr2" draw:text-style-name="P2" draw:layer="layout" svg:width="2.654cm" svg:height="0.826cm" draw:transform="rotate (-1.5707963267949) translate (4.578cm 1.791cm)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3" draw:text-style-name="P2" draw:layer="layout" svg:width="2.664cm" svg:height="0.821cm" draw:transform="rotate (1.5707963267949) translate (5.326cm 4.434cm)">
                <text:p/>
    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" draw:text-style-name="P2" draw:layer="layout" svg:width="4.532cm" svg:height="1.227cm" draw:transform="rotate (-1.5707963267949) translate (5.544cm 3.857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5" draw:text-style-name="P3" draw:layer="layout" svg:width="0.66cm" svg:height="0.896cm" svg:x="2.204cm" svg:y="1.767cm">
                <text:p/>
  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6" draw:text-style-name="P3" draw:layer="layout" svg:width="0.658cm" svg:height="0.879cm" svg:x="2.206cm" svg:y="2.701cm">
                <text:p/>
    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7" draw:text-style-name="P3" draw:layer="layout" svg:width="0.325cm" svg:height="2.211cm" svg:x="2.375cm" svg:y="3.604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0.828cm" svg:height="2.56cm" svg:x="2.133cm" svg:y="5.82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9" draw:text-style-name="P3" draw:layer="layout" svg:width="1.037cm" svg:height="0.554cm" svg:x="6.855cm" svg:y="4.597cm">
              <text:p/>
              <draw:enhanced-geometry svg:viewBox="0 0 21600 21600" draw:type="rectangle" draw:enhanced-path="M 0 0 L 21600 0 21600 21600 0 21600 0 0 Z N"/>
            </draw:custom-shape>
            <draw:path draw:style-name="gr10" draw:text-style-name="P3" draw:layer="layout" svg:width="0.513cm" svg:height="2.785cm" svg:x="7.378cm" svg:y="1.81cm" svg:viewBox="0 0 514 2786" svg:d="M254 2241c0-62-10-125-32-180-21-55-51-100-88-131-37-33-78-49-120-49-5 0-9 0-14 0v-1881l514 2786h-514v-184c5 0 9 0 14 0 42 0 83-16 120-49 37-31 67-76 88-131 22-55 32-117 32-181z">
              <text:p/>
            </draw:path>
            <draw:path draw:style-name="gr11" draw:text-style-name="P3" draw:layer="layout" svg:width="0.879cm" svg:height="2.959cm" draw:transform="skewX (0.2462659574564) rotate (0.463210383479295) translate (7.19784636504452cm 5.47732824751854cm)" svg:viewBox="0 0 880 2960" svg:d="M761 1c11 50 22 101 34 153 57 285 85 608 85 936 1 329-28 650-84 935-54 284-134 520-230 684s-206 251-317 251c-87-1-170-52-249-151 24-29 46-62 69-101 96-163 176-399 231-684s84-606 83-935c0-327-30-650-86-934-10-54-21-105-33-155z">
              <text:p/>
            </draw:path>
            <draw:polygon draw:style-name="gr12" draw:text-style-name="P3" draw:layer="layout" svg:width="0.514cm" svg:height="0.5cm" svg:x="7.378cm" svg:y="5.144cm" svg:viewBox="0 0 515 501" draw:points="0,501 0,0 515,0 356,501">
              <text:p/>
            </draw:polygon>
            <draw:path draw:style-name="gr10" draw:text-style-name="P3" draw:layer="layout" svg:width="0.513cm" svg:height="2.785cm" svg:x="6.857cm" svg:y="1.81cm" svg:viewBox="0 0 514 2786" svg:d="M259 2241c0-62 11-125 32-180s51-100 89-131c36-33 77-49 120-49 4 0 9 0 14 0v-1881l-514 2786h514v-184c-5 0-10 0-14 0-43 0-84-16-120-49-38-31-68-76-89-131s-32-117-32-181z">
              <text:p/>
            </draw:path>
            <draw:path draw:style-name="gr11" draw:text-style-name="P3" draw:layer="layout" svg:width="0.882cm" svg:height="2.956cm" draw:transform="skewX (-0.247487687932796) rotate (-0.464606646880891) translate (6.76285205497168cm 5.08341473947066cm)" svg:viewBox="0 0 883 2957" svg:d="M120 1c-13 50-24 101-34 153-56 285-86 608-86 935 0 329 29 651 84 935s135 519 231 684c98 163 206 249 318 249 85 1 170-50 250-149-24-29-48-62-69-101-98-165-178-399-233-684-55-283-85-607-83-935-1-327 31-650 86-934 11-53 22-104 33-154z">
              <text:p/>
            </draw:path>
            <draw:polygon draw:style-name="gr12" draw:text-style-name="P3" draw:layer="layout" svg:width="0.514cm" svg:height="0.5cm" svg:x="6.856cm" svg:y="5.144cm" svg:viewBox="0 0 515 501" draw:points="515,501 515,0 0,0 159,501">
              <text:p/>
            </draw:polygon>
          </draw:g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g>
          <draw:g>
            <draw:custom-shape draw:style-name="gr1" draw:text-style-name="P1" draw:layer="layout" svg:width="10cm" svg:height="10cm" svg:x="0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path draw:style-name="gr14" draw:text-style-name="P2" draw:layer="layout" svg:width="3.631cm" svg:height="5.713cm" svg:x="3.181cm" svg:y="2.615cm" svg:viewBox="0 0 3632 5714" svg:d="M3061 2122l571 3592h-3632l571-3592zM612 1861l295-1861h1815l296 1861z">
              <text:p/>
            </draw:path>
            <draw:path draw:style-name="gr14" draw:text-style-name="P2" draw:layer="layout" svg:width="1.454cm" svg:height="4.646cm" svg:x="2.385cm" svg:y="3.443cm" svg:viewBox="0 0 1455 4647" svg:d="M1214 1514h-763l217-1514h787zM715 4647h-715l420-2921h761z">
              <text:p/>
            </draw:path>
            <draw:path draw:style-name="gr14" draw:text-style-name="P2" draw:layer="layout" svg:width="1.186cm" svg:height="3.959cm" svg:x="1.728cm" svg:y="3.797cm" svg:viewBox="0 0 1187 3960" svg:d="M996 1290h-659l163-1290h687zM601 3960h-601l314-2488h655z">
              <text:p/>
            </draw:path>
            <draw:path draw:style-name="gr14" draw:text-style-name="P2" draw:layer="layout" svg:width="1.454cm" svg:height="4.646cm" svg:x="6.161cm" svg:y="3.444cm" svg:viewBox="0 0 1455 4647" svg:d="M241 1514h765l-219-1514h-787zM741 4647h714l-419-2921h-761z">
              <text:p/>
            </draw:path>
            <draw:path draw:style-name="gr14" draw:text-style-name="P2" draw:layer="layout" svg:width="1.186cm" svg:height="3.959cm" svg:x="7.088cm" svg:y="3.799cm" svg:viewBox="0 0 1187 3960" svg:d="M191 1290h659l-163-1290h-687zM585 3960h602l-315-2488h-655z">
              <text:p/>
            </draw:path>
          </draw:g>
        </draw:g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g>
          <draw:g>
            <draw:custom-shape draw:style-name="gr1" draw:text-style-name="P1" draw:layer="layout" svg:width="10cm" svg:height="10cm" svg:x="0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5" draw:text-style-name="P3" draw:layer="layout" svg:width="6.62cm" svg:height="6.654cm" svg:x="1.697cm" svg:y="1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6" draw:text-style-name="P1" draw:layer="layout" svg:width="1.767cm" svg:height="1.368cm" svg:x="6.208cm" svg:y="5.706cm" svg:viewBox="0 0 1768 1369" svg:d="M1595 813c-79 136-171 265-269 386-34 15-67 33-97 51l-192 119-147-140c-68-265-378-285-725-258-382 28-7-575 191-659 243-101 489-414 704-278 338 216 448-266 595 220 24 75 69 149 113 222-50 116-108 229-173 337z">
            <text:p/>
          </draw:path>
          <draw:path draw:style-name="gr17" draw:text-style-name="P1" draw:layer="layout" svg:width="4.399cm" svg:height="2.325cm" svg:x="2.827cm" svg:y="2.578cm" svg:viewBox="0 0 4400 2326" svg:d="M1527 1330c482-113-43-413-226-242-218 204-414-70-679 65-137 70-842 393-553 47 213-254 50-287 0-419-76-203 280-97 574-97 289 0 138-408 350-468 213-60 411 135 636 16 220-117 497-29 738-130 198-82 436-76 658-96 248-21 487 21 739 0 231-20 638 10 636 210-1 194-791 241-533 387 264 151 384 215 369 387-15 170 158 265 82 501-79 250-240 321-410 469-173 148 135 641-165 161-95-152-574-528-512-112 28 202-406 361-411 63-4-195-209-368-453-402-623-89 325 16-102 257-306 174-446-92-553-210l-144-161-185-161z">
            <text:p/>
          </draw:path>
          <draw:path draw:style-name="gr17" draw:text-style-name="P1" draw:layer="layout" svg:width="2.87cm" svg:height="3.689cm" svg:x="2.176cm" svg:y="3.835cm" svg:viewBox="0 0 2871 3690" svg:d="M1544 3690c-246-146-517-336-546-699-23-313 35-565 50-857 17-309-199-619-545-545-338 71-595-398-471-726 102-273 7-634 372-778 308-122 663-126 942 78 247 179 622 6 794 363 121 251 229 434 620 570 257 90 21 735-247 778-720 114 122 328-100 623-206 274-479 495-645 803l-149 260 25 130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g>
          <draw:custom-shape draw:style-name="gr18" draw:text-style-name="P3" draw:layer="layout" svg:width="0.995cm" svg:height="0.73cm" svg:x="1.6cm" svg:y="4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" draw:text-style-name="P3" draw:layer="layout" svg:width="1.021cm" svg:height="0.685cm" svg:x="1.602cm" svg:y="5.054cm" svg:viewBox="0 0 1022 686" svg:d="M497 54c87 0 172-17 248-49 4-2 8-3 11-5 4 2 7 4 10 6 78 47 143 114 188 195 44 80 68 172 68 265 0 77-16 151-46 220h-930c-30-69-46-143-46-220 0-93 24-185 68-265 45-80 109-147 186-194 74 31 158 47 243 47z">
            <text:p/>
          </draw:path>
        </draw:g>
        <draw:g>
          <draw:g>
            <draw:custom-shape draw:style-name="gr20" draw:text-style-name="P7" draw:layer="layout" svg:width="6.616cm" svg:height="6.619cm" svg:x="1.692cm" svg:y="2.3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10cm" svg:height="10cm" svg:x="0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1" draw:text-style-name="P3" draw:layer="layout" svg:width="1.939cm" svg:height="2.101cm" svg:x="1.785cm" svg:y="4.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2" draw:text-style-name="P3" draw:layer="layout" svg:width="1.995cm" svg:height="1.976cm" svg:x="1.785cm" svg:y="6.281cm" svg:viewBox="0 0 1996 1977" svg:d="M971 155c168 0 337-49 484-140 8-6 15-10 22-15 7 5 13 11 20 16 152 136 278 330 366 562 87 233 133 498 133 766 0 220-31 435-90 633h-1816c-59-198-90-413-90-633 0-268 46-533 134-766 87-231 211-423 362-557 145 88 307 134 475 134z">
              <text:p/>
            </draw:path>
          </draw:g>
          <draw:g>
            <draw:custom-shape draw:style-name="gr21" draw:text-style-name="P3" draw:layer="layout" svg:width="1.937cm" svg:height="2.101cm" svg:x="4.066cm" svg:y="4.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2" draw:text-style-name="P3" draw:layer="layout" svg:width="1.995cm" svg:height="1.976cm" svg:x="4.061cm" svg:y="6.281cm" svg:viewBox="0 0 1996 1977" svg:d="M971 155c168 0 337-49 484-140 8-6 15-10 22-15 7 5 13 11 20 16 152 136 278 330 366 562 87 233 133 498 133 766 0 220-31 435-90 633h-1816c-59-198-90-413-90-633 0-268 46-533 134-766 87-231 211-423 362-557 145 88 307 134 475 134z">
              <text:p/>
            </draw:path>
          </draw:g>
          <draw:g>
            <draw:custom-shape draw:style-name="gr23" draw:text-style-name="P8" draw:layer="layout" svg:width="1.944cm" svg:height="2.101cm" svg:x="6.281cm" svg:y="4.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4" draw:text-style-name="P8" draw:layer="layout" svg:width="1.995cm" svg:height="1.976cm" svg:x="6.283cm" svg:y="6.278cm" svg:viewBox="0 0 1996 1977" svg:d="M971 155c168 0 337-49 484-140 8-6 15-10 22-15 7 5 13 11 20 16 152 136 278 330 366 562 87 233 133 498 133 766 0 220-31 435-90 633h-1816c-59-198-90-413-90-633 0-268 46-533 134-766 87-231 211-423 362-557 145 88 307 134 475 134z">
              <text:p/>
            </draw:path>
          </draw:g>
          <draw:custom-shape draw:style-name="gr25" draw:text-style-name="P3" draw:layer="layout" svg:width="3.269cm" svg:height="0.84cm" svg:x="3.8cm" svg:y="1.72cm">
            <text:p/>
            <draw:enhanced-geometry svg:viewBox="0 0 21600 21600" draw:text-areas="800 800 20800 20800" draw:type="round-rectangular-callout" draw:modifiers="-1360.73394495413 39655.64803804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3" draw:layer="layout" svg:width="1.472cm" svg:height="0.855cm" svg:x="1.683cm" svg:y="1.972cm">
            <text:p/>
            <draw:enhanced-geometry svg:viewBox="0 0 21600 21600" draw:text-areas="800 800 20800 20800" draw:type="round-rectangular-callout" draw:modifiers="8197.14867617108 34342.9906542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3" draw:layer="layout" svg:width="1.469cm" svg:height="0.845cm" svg:x="5.832cm" svg:y="2.975cm">
            <text:p/>
            <draw:enhanced-geometry svg:viewBox="0 0 21600 21600" draw:text-areas="800 800 20800 20800" draw:type="round-rectangular-callout" draw:modifiers="-4878.36734693878 6025.531914893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g>
          <draw:g>
            <draw:custom-shape draw:style-name="gr1" draw:text-style-name="P1" draw:layer="layout" svg:width="10cm" svg:height="10cm" svg:x="0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8" draw:text-style-name="P3" draw:layer="layout" svg:width="6.617cm" svg:height="6.644cm" svg:x="1.702cm" svg:y="1.7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7" draw:text-style-name="P1" draw:layer="layout" svg:width="2.31cm" svg:height="3.133cm" svg:x="4.902cm" svg:y="4.554cm" svg:viewBox="0 0 2311 3134" svg:d="M1243 3134c-199-124-416-285-440-595-18-263 29-479 40-727 14-262-160-524-438-462-271 60-479-340-380-617 84-232 6-540 300-661 248-103 533-107 758 66 199 153 501 5 640 309 97 214 185 367 499 483 207 77 17 626-199 661-579 96 98 280-80 530-167 232-386 421-520 683l-120 220 20 110z">
              <text:p/>
            </draw:path>
            <draw:path draw:style-name="gr16" draw:text-style-name="P1" draw:layer="layout" svg:width="2.716cm" svg:height="4.837cm" svg:x="1.958cm" svg:y="2.739cm" svg:viewBox="0 0 2717 4838" svg:d="M1167 4657c-4-25-8-48-11-68-35-213-172-397-199-611-23-179 134-352-149-507-177-97-317-327-281-558 25-166 189-391-100-506-158-64-281-131-365-385-20-61-40-116-62-168 52-386 181-761 379-1101 43-76 91-150 142-221 36 1 86-8 155-29 273-85 295-355 580-366 202-9 401-235 629-87 176 113 422 140 612 52 464-212 58 269 0 349-132 187-323 298-479 454-351 351-84-153-217-262-203-166-413 111-247 332 81 109 300 559-34 419-408-173-172 332-529 245-354-88-44 574-365 315-254-208-396 313-165 313 300 0 154 392 413 350 224-38 370 79 514 208 186 168 512 264 463 541-42 248 175 350-132 577-171 127-241 319-331 524-54 122 11 256 46 371-92-56-181-116-267-181z">
              <text:p/>
            </draw:path>
            <draw:path draw:style-name="gr16" draw:text-style-name="P1" draw:layer="layout" svg:width="3.107cm" svg:height="2.659cm" svg:x="4.887cm" svg:y="2.817cm" svg:viewBox="0 0 3108 2660" svg:d="M2702 677c266 458 406 978 406 1507 0 93-4 187-13 279-95-135-242-234-404-264-710-129 368 23-118 377-348 255-506-135-628-306l-164-236-211-236 164-95c548-167-48-605-256-355-248 298-470-101-771 95-156 102-957 577-629 71 241-374 57-422 0-613-87-298 318-143 652-143 329 0 157-597 398-684 241-88 468 197 723 23 96-67 204-87 314-97 210 199 391 426 537 677z">
              <text:p/>
            </draw:path>
          </draw:g>
        </draw:g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g>
          <draw:g>
            <draw:custom-shape draw:style-name="gr1" draw:text-style-name="P1" draw:layer="layout" svg:width="10cm" svg:height="10cm" svg:x="0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9" draw:text-style-name="P3" draw:layer="layout" svg:width="3.005cm" svg:height="3.201cm" svg:x="3.392cm" svg:y="2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30" draw:text-style-name="P3" draw:layer="layout" svg:width="3.091cm" svg:height="3.011cm" svg:x="3.392cm" svg:y="5.316cm" svg:viewBox="0 0 3092 3012" svg:d="M1502 236c264 0 523-74 752-215 12-6 23-14 35-21 10 9 20 17 30 26 234 205 431 500 566 855 136 353 207 757 207 1165 0 335-48 663-139 966h-2814c-92-303-139-631-139-966 0-408 71-812 207-1165 134-353 328-645 560-850 224 135 477 205 735 205z">
              <text:p/>
            </draw:path>
          </draw:g>
          <draw:g>
            <draw:custom-shape draw:style-name="gr31" draw:text-style-name="P3" draw:layer="layout" svg:width="0.377cm" svg:height="1.405cm" svg:x="2.896cm" svg:y="2.9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3" draw:layer="layout" svg:width="0.37cm" svg:height="1.394cm" svg:x="6.568cm" svg:y="2.9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33" draw:text-style-name="P3" draw:layer="layout" svg:width="3.653cm" svg:height="1.324cm" svg:x="3.091cm" svg:y="1.716cm" svg:viewBox="0 0 3654 1325" svg:d="M3409 782c-160-190-391-347-668-456-279-110-594-167-915-167-319 0-634 57-913 167-277 109-508 266-668 456-141 166-224 352-241 543-3-26-4-52-4-78 0-219 85-434 245-624s391-347 668-456c279-110 594-167 913-167 321 0 636 57 915 167 277 109 508 266 668 456s245 405 245 624c0 26-1 52-4 78-17-191-100-377-241-543z">
              <text:p/>
            </draw:path>
            <draw:path draw:style-name="gr33" draw:text-style-name="P3" draw:layer="layout" svg:width="0.497cm" svg:height="0.933cm" svg:x="6.31cm" svg:y="4.08cm" svg:viewBox="0 0 498 934" svg:d="M0 777c97-71 182-149 254-232 141-168 223-354 241-545 2 26 3 52 3 79 0 220-84 434-244 623-72 85-157 162-254 232z">
              <text:p/>
            </draw:path>
            <draw:custom-shape draw:style-name="gr34" draw:text-style-name="P3" draw:layer="layout" svg:width="0.351cm" svg:height="0.273cm" svg:x="5.979cm" svg:y="4.7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g>
          <draw:g>
            <draw:custom-shape draw:style-name="gr1" draw:text-style-name="P1" draw:layer="layout" svg:width="10cm" svg:height="10cm" svg:x="0.001cm" svg:y="0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35" draw:text-style-name="P7" draw:layer="layout" svg:width="6.349cm" svg:height="6.36cm" svg:x="1.83cm" svg:y="1.8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draw:layer="layout" svg:width="1.886cm" svg:height="1.993cm" svg:x="6.31cm" svg:y="1.882cm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37" draw:text-style-name="P9" draw:layer="layout" svg:width="2.492cm" svg:height="2.63cm" draw:transform="rotate (-3.14159265358979) translate (8.507cm 4.014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</draw:g>
        <draw:frame draw:style-name="gr38" draw:text-style-name="P11" draw:layer="layout" svg:width="5.08cm" svg:height="4.295cm" svg:x="1.94cm" svg:y="3.96cm">
          <draw:text-box>
            <text:p text:style-name="P10"><text:span text:style-name="T1">INT MAIN{ <text:s/></text:span></text:p>
            <text:p text:style-name="P10"><text:span text:style-name="T1"><text:s text:c="2"/></text:span><text:span text:style-name="T1">Float VAR</text:span></text:p>
            <text:p text:style-name="P10"><text:span text:style-name="T1"><text:s text:c="2"/></text:span><text:span text:style-name="T1">if ():</text:span></text:p>
            <text:p text:style-name="P10"><text:span text:style-name="T1"><text:s text:c="4"/></text:span></text:p>
            <text:p text:style-name="P10"><text:span text:style-name="T1"><text:s text:c="2"/></text:span><text:span text:style-name="T1">endif</text:span></text:p>
            <text:p text:style-name="P10"><text:span text:style-name="T1">}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g>
          <draw:g>
            <draw:custom-shape draw:style-name="gr39" draw:text-style-name="P7" draw:layer="layout" svg:width="6.623cm" svg:height="6.619cm" svg:x="1.685cm" svg:y="2.3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10cm" svg:height="10cm" svg:x="0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0" draw:text-style-name="P3" draw:layer="layout" svg:width="6.613cm" svg:height="4.045cm" svg:x="1.695cm" svg:y="3.291cm">
              <text:p/>
              <draw:enhanced-geometry svg:viewBox="0 0 21600 21600" draw:path-stretchpoint-x="10800" draw:path-stretchpoint-y="10800" draw:text-areas="?f3 ?f4 ?f5 ?f6" draw:type="round-rectangle" draw:modifiers="1969.09765142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1" draw:text-style-name="P1" draw:layer="layout" svg:width="1.227cm" svg:height="2.979cm" svg:x="2.096cm" svg:y="3.69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2" draw:text-style-name="P1" draw:layer="layout" svg:width="3.404cm" svg:height="0.73cm" svg:x="4.443cm" svg:y="3.69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3" draw:text-style-name="P1" draw:layer="layout" svg:width="3.404cm" svg:height="0.74cm" svg:x="4.443cm" svg:y="4.8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2" draw:text-style-name="P1" draw:layer="layout" svg:width="3.404cm" svg:height="0.73cm" svg:x="4.443cm" svg:y="5.94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4" draw:text-style-name="P1" draw:layer="layout" svg:width="0.159cm" svg:height="0.156cm" svg:x="3.819cm" svg:y="3.69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4" draw:text-style-name="P1" draw:layer="layout" svg:width="0.159cm" svg:height="0.162cm" svg:x="3.819cm" svg:y="4.18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4" draw:text-style-name="P1" draw:layer="layout" svg:width="0.159cm" svg:height="0.155cm" svg:x="3.819cm" svg:y="4.81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4" draw:text-style-name="P1" draw:layer="layout" svg:width="0.159cm" svg:height="0.149cm" svg:x="3.819cm" svg:y="5.31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4" draw:text-style-name="P1" draw:layer="layout" svg:width="0.159cm" svg:height="0.156cm" svg:x="3.819cm" svg:y="5.94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4" draw:text-style-name="P1" draw:layer="layout" svg:width="0.159cm" svg:height="0.163cm" svg:x="3.819cm" svg:y="6.43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45" draw:text-style-name="P3" draw:layer="layout" svg:width="0.834cm" svg:height="0.36cm" svg:x="2.283cm" svg:y="6.069cm">
              <text:p/>
              <draw:enhanced-geometry svg:viewBox="0 0 21600 21600" draw:path-stretchpoint-x="10800" draw:path-stretchpoint-y="10800" draw:text-areas="?f3 ?f4 ?f5 ?f6" draw:type="round-rectangle" draw:modifiers="1969.09765142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draw:g>
          <draw:g>
            <draw:custom-shape draw:style-name="gr1" draw:text-style-name="P1" draw:layer="layout" svg:width="10cm" svg:height="10cm" svg:x="0.001cm" svg:y="0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6" draw:text-style-name="P3" draw:layer="layout" svg:width="4.921cm" svg:height="4.914cm" draw:transform="skewX (0.00139626340159539) rotate (-0.784001899995854) translate (5.008cm 1.522cm)">
              <text:p/>
              <draw:enhanced-geometry svg:viewBox="0 0 21600 21600" draw:path-stretchpoint-x="10800" draw:path-stretchpoint-y="10800" draw:text-areas="?f3 ?f4 ?f5 ?f6" draw:type="round-rectangle" draw:modifiers="1969.09765142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3" draw:layer="layout" svg:width="0.619cm" svg:height="0.259cm" draw:transform="skewX (-0.0153588974175501) rotate (-0.787667091425041) translate (4.55cm 3.772cm)">
              <text:p/>
              <draw:enhanced-geometry svg:viewBox="0 0 21600 21600" draw:path-stretchpoint-x="10800" draw:path-stretchpoint-y="10800" draw:text-areas="?f3 ?f4 ?f5 ?f6" draw:type="round-rectangle" draw:modifiers="1969.09765142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48" draw:text-style-name="P1" draw:layer="layout" svg:width="3.946cm" svg:height="0.569cm" draw:transform="rotate (-0.786445360948645) translate (4.174cm 2.33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draw:layer="layout" svg:width="2.734cm" svg:height="0.57cm" draw:transform="rotate (1.5707963267949) translate (4.728cm 6.27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1" draw:layer="layout" svg:width="1.344cm" svg:height="1.35cm" svg:x="4.334cm" svg:y="2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1.347cm" svg:height="1.349cm" svg:x="5.93cm" svg:y="4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" draw:layer="layout" svg:width="1.344cm" svg:height="1.349cm" svg:x="4.324cm" svg:y="5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>
        <draw:g>
          <draw:g>
            <draw:custom-shape draw:style-name="gr1" draw:text-style-name="P1" draw:layer="layout" svg:width="10cm" svg:height="10cm" svg:x="0.001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53" draw:text-style-name="P3" draw:layer="layout" svg:width="6.666cm" svg:height="3.055cm" svg:x="1.687cm" svg:y="1.6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54" draw:text-style-name="P3" draw:layer="layout" svg:width="6.675cm" svg:height="5.047cm" svg:x="1.68cm" svg:y="3.267cm" svg:viewBox="0 0 6676 5048" svg:d="M6233 2311c-292 232-714 425-1221 558-506 135-1082 205-1667 205-586 0-1161-70-1667-205-508-133-929-326-1222-558-258-206-408-436-440-672-6 37-8 74-8 110 0 268 153 532 446 764 292 231 714 425 1221 559 507 133 1082 205 1668 205 585 0 1160-72 1666-205 508-134 929-328 1222-559 251-201 401-423 437-653v1559c5 34 8 67 8 102 0 268-154 531-446 764-293 232-714 424-1222 559-506 134-1081 204-1666 204-587 0-1162-70-1668-204-508-135-929-327-1221-559-280-223-434-475-445-731h-8v-3554h35c-19 64-27 129-27 194 0 268 153 532 446 764 292 232 714 425 1221 558 507 135 1082 205 1668 205 585 0 1160-70 1666-205 508-133 929-326 1222-558 251-201 401-423 437-653v1368c-40 223-188 442-435 638zM6650 0h18v84c-5-29-10-57-18-84z">
              <text:p/>
            </draw:path>
          </draw:g>
        </draw:g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Regular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ot" svg:stroke-width="0cm" svg:stroke-color="#f0f0f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nux Biolinum O" fo:font-family="'Linux Biolinum O'" style:font-style-name="Regular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8cm" fo:margin-bottom="0cm" fo:text-indent="0cm"/>
      <style:text-properties fo:font-size="10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102cm" fo:margin-bottom="0cm" fo:text-indent="0cm"/>
      <style:text-properties fo:font-size="8.5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065cm" fo:margin-bottom="0cm" fo:text-indent="0cm"/>
      <style:text-properties fo:font-size="7.09999990463257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031cm" fo:margin-bottom="0cm" fo:text-indent="0cm"/>
      <style:text-properties fo:font-size="7.09999990463257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031cm" fo:margin-bottom="0cm" fo:text-indent="0cm"/>
      <style:text-properties fo:font-size="7.09999990463257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031cm" fo:margin-bottom="0cm" fo:text-indent="0cm"/>
      <style:text-properties fo:font-size="7.09999990463257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031cm" fo:margin-bottom="0cm" fo:text-indent="0cm"/>
      <style:text-properties fo:font-size="7.09999990463257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031cm" fo:margin-bottom="0cm" fo:text-indent="0cm"/>
      <style:text-properties fo:font-size="7.09999990463257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.800000190734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預設" style:page-layout-name="PM1" draw:style-name="Mdp1">
      <draw:frame presentation:style-name="預設-title" draw:layer="backgroundobjects" svg:width="9cm" svg:height="1.67cm" svg:x="0.495cm" svg:y="0.394cm" presentation:class="title" presentation:placeholder="true">
        <draw:text-box/>
      </draw:frame>
      <draw:frame presentation:style-name="預設-outline1" draw:layer="backgroundobjects" svg:width="9cm" svg:height="5.8cm" svg:x="0.495cm" svg:y="2.335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6-18T19:32:20.721000000</meta:creation-date>
    <dc:date>2023-03-10T09:20:44.410591235</dc:date>
    <meta:editing-duration>P2DT2H41M27S</meta:editing-duration>
    <meta:editing-cycles>33</meta:editing-cycles>
    <meta:generator>LibreOffice/7.3.7.2$Linux_X86_64 LibreOffice_project/30$Build-2</meta:generator>
    <dc:creator>Yen-Sen Lu</dc:creator>
    <meta:document-statistic meta:object-count="159"/>
  </office:meta>
</office:document-meta>
</file>